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3.11mm"/>
    </style:style>
    <style:style style:name="co9" style:family="table-column">
      <style:table-column-properties fo:break-before="auto" style:column-width="50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56.07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20.32mm"/>
    </style:style>
    <style:style style:name="co16" style:family="table-column">
      <style:table-column-properties fo:break-before="auto" style:column-width="24.13mm"/>
    </style:style>
    <style:style style:name="co17" style:family="table-column">
      <style:table-column-properties fo:break-before="auto" style:column-width="121.99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fffff" fo:border="0.06pt solid #000000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5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woodma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_good, itm_north_skullcap, itm_north_nasal_helm_good,</text:p>
          </table:table-cell>
          <table:table-cell table:style-name="ce15" office:value-type="string" calcext:value-type="string">
            <text:p>itm_woodme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2_handed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 itm_axe_a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2|knows_power_draw_2|knows_power_strike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 itm_north_leather_skullcap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xe_a, itm_axe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3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axe_c, itm_long_bearded_axe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10)|wp_melee(150)</text:p>
          </table:table-cell>
          <table:table-cell table:style-name="ce27" office:value-type="string" calcext:value-type="string">
            <text:p>knows_common|knows_athletics_4|knows_power_draw_3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itm_beorn_axe,itm_dwarf_sword_b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 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 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 itm_beor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itm_beorn_shield_goo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4|knows_shield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_goo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3|knows_ironflesh_5|knows_shield_5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3|knows_ironflesh_4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strike_4|knows_ironflesh_6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berser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power_strike_6|knows_ironflesh_8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_reward,</text:p>
          </table:table-cell>
          <table:table-cell table:style-name="ce15" office:value-type="string" calcext:value-type="string">
            <text:p>itm_beorn_shield_rewa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power_strike_4|knows_ironflesh_6|knows_shield_7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fur_coat, itm_blue_tunic, 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ale_pike, itm_dale_sword, itm_arrows,itm_short_bow,itm_axe_a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er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5" office:value-type="string" calcext:value-type="string">
            <text:p>itm_dale_light_a, itm_dale_light_a_good, itm_dale_med_b_bad, 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sword,itm_dale_pike, itm_axe_a, itm_axe_b, itm_axe_c,</text:p>
          </table:table-cell>
          <table:table-cell table:style-name="ce15" office:value-type="string" calcext:value-type="string">
            <text:p>itm_north_round_shield, itm_dale_shield_c, itm_dale_shield_a, 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</text:p>
          </table:table-cell>
          <table:table-cell table:style-name="ce15" office:value-type="string" calcext:value-type="string">
            <text:p><text:s/>itm_dale_light_a, itm_dale_light_a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regular_bow,</text:p>
          </table:table-cell>
          <table:table-cell table:style-name="ce15" office:value-type="string" calcext:value-type="string">
            <text:p>itm_dale_sword, itm_axe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ironflesh_1|knows_power_dra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itm_dale_helmet_b,itm_dale_helmet_b, itm_dale_helmet_b_good, </text:p>
          </table:table-cell>
          <table:table-cell table:style-name="ce15" office:value-type="string" calcext:value-type="string">
            <text:p>itm_dale_med_b,itm_dale_med_b_bad,itm_dale_med_b_ok,itm_dale_med_b_bad,itm_dale_med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a, itm_axe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ironflesh_1|knows_power_draw_2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itm_dale_helmet_c,</text:p>
          </table:table-cell>
          <table:table-cell table:style-name="ce15" office:value-type="string" calcext:value-type="string">
            <text:p>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b, itm_axe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ironflesh_1|knows_power_draw_2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_good,itm_dale_helmet_c_good,</text:p>
          </table:table-cell>
          <table:table-cell table:style-name="ce15" office:value-type="string" calcext:value-type="string">
            <text:p>itm_dale_med_c,itm_dale_med_c_bad,itm_dale_med_c_good,itm_dale_med_c_cloak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_melee(180)</text:p>
          </table:table-cell>
          <table:table-cell table:style-name="ce27" office:value-type="string" calcext:value-type="string">
            <text:p>knows_ironflesh_2|knows_power_draw_4|knows_power_strike_1|knows_athletics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d_ba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</text:p>
          </table:table-cell>
          <table:table-cell table:style-name="ce15" office:value-type="string" calcext:value-type="string">
            <text:p>itm_dale_shield_a, itm_dale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itm_dale_sword_broad,itm_axe_d, </text:p>
          </table:table-cell>
          <table:table-cell table:style-name="ce15" office:value-type="string" calcext:value-type="string">
            <text:p>itm_dale_shield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e,</text:p>
          </table:table-cell>
          <table:table-cell table:style-name="ce15" office:value-type="string" calcext:value-type="string">
            <text:p>itm_dale_heavy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 office:value-type="string" calcext:value-type="string">
            <text:p>itm_dale_shield_b_goo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b_good,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c, itm_dale_med_c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f,</text:p>
          </table:table-cell>
          <table:table-cell table:style-name="ce15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ironflesh_5|knows_power_strike_4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light_b, itm_dale_light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riding_2|knows_athletics_1|knows_ironflesh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dale_light_b_good, itm_dale_light_b_rein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riding_4|knows_athletics_1|knows_ironflesh_1|knows_power_strike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_good, itm_north_skullcap, itm_north_nasal_helm, itm_north_skullcap_good,</text:p>
          </table:table-cell>
          <table:table-cell table:style-name="ce15" office:value-type="string" calcext:value-type="string">
            <text:p>itm_dale_med_a_bad, itm_dale_med_a, 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5|knows_ironflesh_2|knows_power_strike_2|knows_shield_4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9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itm_north_skullcap_good,</text:p>
          </table:table-cell>
          <table:table-cell table:style-name="ce15" office:value-type="string" calcext:value-type="string">
            <text:p>itm_dale_med_a_good,itm_dale_med_a_lordly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long, itm_javelin, itm_javelin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8|knows_shield_5|knows_ironflesh_3|knows_power_strike_3|knows_power_throw_6|knows_horse_archery_5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heavy_c,itm_dale_heavy_c_good, </text:p>
          </table:table-cell>
          <table:table-cell table:style-name="ce15" office:value-type="string" calcext:value-type="string">
            <text:p>itm_leather_gloves,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warf_shield_c, itm_dwarf_shield_c_good,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7|knows_shield_6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riding_5|knows_power_draw_3|knows_ironflesh_1|knows_horse_archery_4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ironflesh_1|knows_power_strike_1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8" office:value-type="string" calcext:value-type="string">
            <text:p>attr_dwarf_tier_1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ironflesh_1|knows_power_strike_1</text:p>
          </table:table-cell>
          <table:table-cell table:style-name="ce31" office:value-type="string" calcext:value-type="string">
            <text:p>dwarf_face_2</text:p>
          </table:table-cell>
          <table:table-cell table:style-name="ce31" office:value-type="string" calcext:value-type="string">
            <text:p>dwarf_face_3</text:p>
          </table:table-cell>
          <table:table-cell table:style-name="ce33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1|knows_power_throw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2|knows_power_throw_2|knows_ironflesh_3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4|knows_power_strike_5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lberdier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throw_2|knows_power_strike_5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throw_4|knows_power_strike_6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_dwarf|knows_athletics_1|knows_power_draw_1|knows_power_strike_1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tier_bow_3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tier_bow_3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_dwarf|knows_athletics_2|knows_power_draw_2|knows_power_strike_2|knows_ironflesh_1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tier_bow_4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tier_bow_4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_dwarf|knows_athletics_2|knows_power_draw_3|knows_power_strike_2|knows_ironflesh_2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tier_bow_5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tier_bow_5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 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5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6"/>
          <table:table-cell table:style-name="ce6" table:number-columns-repeated="5"/>
          <table:table-cell table:style-name="ce34"/>
          <table:table-cell table:style-name="ce3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wo_handed(3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draw_2|knows_power_thro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5|knows_power_draw_5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4"/>
          <table:table-cell table:style-name="ce3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4"/>
          <table:table-cell table:style-name="ce3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9" office:value-type="string" calcext:value-type="string">
            <text:p>tf_gondor|tf_mounted|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strike_3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9" office:value-type="string" calcext:value-type="string">
            <text:p>tf_gondor|tf_mounted| tfg_gloves| 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5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_tab_shield_c,itm_gondor_spear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0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5|knows_power_strike_7|knows_ironflesh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20"/>
          <table:table-cell table:number-columns-repeated="1003"/>
        </table:table-row>
        <table:table-row table:style-name="ro1"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armor_a,itm_rohan_armor_b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itm_saddle_horse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itm_saddle_horse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inf_helmet_a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heavy_throwing_spear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heavy_throwing_spear,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4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rohirrim_throwing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2|knows_power_throw_6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o,itm_rohan_armor_n,itm_rohan_armor_m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rohirrim_throwing_axe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2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2h_sword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s_of_Meth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word_c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5|knows_shield_2|knows_power_strike_6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sho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sho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d,itm_rohan_armor_e,itm_rohan_armor_f,itm_rohan_sho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d,itm_rohan_armor_e,itm_rohan_armor_f,itm_rohan_sho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elite_skirmisher_of_rohan&quot;,&quot;Elite_Skirmisher_of_Rohan&quot;,&quot;Elite_Skirmishers_of_Rohan&quot;,tf_rohan| tfg_ranged| tf_mounted| tfg_armor| tfg_helm| tfg_horse| tfg_boots,0,0,fac_rohan,[itm_rohan_archer_helmet_a,itm_rohan_archer_helmet_b,itm_rohan_armor_j,itm_rohan_armor_k,itm_rohan_armor_l,itm_rohan_light_greaves,itm_strong_bow,itm_khergit_arrows,itm_rohan_sword_c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armor| tfg_helm| tfg_horse| tfg_boots,0,0,fac_rohan,[itm_rohan_archer_helmet_a,itm_rohan_archer_helmet_b,itm_rohan_armor_j,itm_rohan_armor_k,itm_rohan_armor_l,itm_rohan_light_greaves,itm_strong_bow,itm_khergit_arrows,itm_rohan_sword_c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m,itm_rohan_armor_o,itm_rohan_light_greaves,itm_strong_bow,itm_khergit_arrows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m,itm_rohan_armor_o,itm_rohan_light_greaves,itm_strong_bow,itm_khergit_arrows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inf_sword,itm_rohan_cav_sword,itm_rohirrim_long_hafted_axe,itm_rohan_sword_c,itm_rohan_shield_g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shield_1| knows_riding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1|knows_power_strike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a,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shield_3|knows_power_strike_2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ptain_helmet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,itm_rohan_archer_helmet_c</text:p>
          </table:table-cell>
          <table:table-cell table:style-name="ce15" office:value-type="string" calcext:value-type="string">
            <text:p>,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hort_spear,itm_harad_dagger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sabre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6|knows_shield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|knows_power_throw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9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itm_horandor_a,itm_harad_heavy_sword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number-columns-repeated="2" table:style-name="ce3" office:value-type="string" calcext:value-type="string">
            <text:p>Harondor_Skirmisher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3|knows_ironflesh_1|knows_power_strike_2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3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|knows_power_throw_2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 itm_dun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b, itm_dun_helm_e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shield_3|knows_power_strike_3|knows_ironflesh_2|knows_athletics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1|knows_power_throw_4|knows_horse_archery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|knows_power_throw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|knows_power_throw_4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war_axe,itm_dun_berserker, 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itm_dun_helm_d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9" office:value-type="string" calcext:value-type="string">
            <text:p>tf_dunland| tf_randomize_face| tfg_shield| tfg_armor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h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5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throw_4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3|knows_power_strike_5|knows_ironflesh_6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throwing_dagger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throw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youth&quot;,&quot;Umbar_Sailor&quot;,&quot;Umbar_Sailors&quot;,tfg_armor,0,0,fac_umbar,[itm_umb_armor_a,itm_corsair_boots,itm_shortened_spear,itm_corsair_sword,itm_corsair_throwing_dagger,itm_umb_shield_a,itm_umb_shield_b,],attr_evil_tier_1,wp_tier_1,knows_common|knows_athletics_2|knows_power_throw_2,bandit_face1,bandit_face2]," calcext:value-type="string">
            <text:p>["corsair_youth","Umbar_Sailor","Umbar_Sailors",tfg_armor,0,0,fac_umbar,[itm_umb_armor_a,itm_corsair_boots,itm_shortened_spear,itm_corsair_sword,itm_corsair_throwing_dagger,itm_umb_shield_a,itm_umb_shield_b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a_good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harpoon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shield_1|knows_power_strike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corsair_warrior&quot;,&quot;Umbar_Warrior&quot;,&quot;Umbar_Warriors&quot;,tfg_armor,0,0,fac_umbar,[itm_umb_hood,itm_umb_armor_a, itm_umb_armor_a_good, itm_umb_armor_b,itm_corsair_boots,itm_shortened_spear,itm_corsair_sword,itm_corsair_harpoon,itm_umbar_rapier,itm_umb_shield_b,itm_umb_shield_d,],attr_evil_tier_2,wp_tier_2,knows_common|knows_athletics_3|knows_shield_1|knows_power_strike_1,bandit_face1,bandit_face2]," calcext:value-type="string">
            <text:p>["corsair_warrior","Umbar_Warrior","Umbar_Warriors",tfg_armor,0,0,fac_umbar,[itm_umb_hood,itm_umb_armor_a, itm_umb_armor_a_good, itm_umb_armor_b,itm_corsair_boots,itm_shortened_spear,itm_corsair_sword,itm_corsair_harpoon,itm_umbar_rapier,itm_umb_shield_b,itm_umb_shield_d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pike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corsair_pikeman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corsair_pikeman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rai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corsair_veteran_raide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raide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_mask,</text:p>
          </table:table-cell>
          <table:table-cell table:style-name="ce15" office:value-type="string" calcext:value-type="string">
            <text:p>itm_umb_armor_c_good, itm_umb_armor_d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rapier,itm_corsair_throwing_dagger,itm_corsair_throwing_dagger,itm_corsair_harpoon,itm_corsair_harpoon,itm_corsair_harpoon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shield_4|knows_power_strike_4|knows_ironflesh_3|knows_power_throw_6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night_raider&quot;,&quot;Corsair_Night_Raider&quot;,&quot;Corsair_Night_Raiders&quot;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8|knows_shield_4|knows_power_strike_4|knows_ironflesh_3|knows_power_throw_6,bandit_face1,bandit_face2]," calcext:value-type="string">
            <text:p>["corsair_night_raider","Corsair_Night_Raider","Corsair_Night_Raiders"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8|knows_shield_4|knows_power_strike_4|knows_ironflesh_3|knows_power_throw_6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litia_of_umbar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a,itm_umb_shield_e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1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militia_of_umbar&quot;,&quot;Umbar_Marine&quot;,&quot;Umbar_Marines&quot;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a, itm_umb_armor_b,itm_umb_armor_a_good, itm_umb_armor_b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marksman_of_umbar&quot;,&quot;Marksman_of_Umbar&quot;,&quot;Marksmen_of_Umbar&quot;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3|knows_power_draw_2|knows_ironflesh_1,bandit_face1,bandit_face2]," calcext:value-type="string">
            <text:p>["marksman_of_umbar","Marksman_of_Umbar","Marksmen_of_Umbar"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b_good, itm_umb_armor_c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veteran_marksman_of_umbar&quot;,&quot;Veteran_Marksman_of_Umbar&quot;,&quot;Veteran_Marksmen_of_Umbar&quot;,tfg_ranged| tfg_armor| tfg_boots,0,0,fac_umbar,[itm_umb_helm_c,itm_umb_helm_c_good,itm_umb_armor_b_good, itm_umb_armor_c, itm_corsair_boots,itm_corsair_bow,itm_corsair_arrows,itm_umbar_cutlass,],attr_evil_tier_4,wp_tier_bow_4,knows_common|knows_athletics_4|knows_power_draw_4|knows_ironflesh_1,bandit_face1,bandit_face2]," calcext:value-type="string">
            <text:p>["veteran_marksman_of_umbar","Veteran_Marksman_of_Umbar","Veteran_Marksmen_of_Umbar",tfg_ranged| tfg_armor| tfg_boots,0,0,fac_umbar,[itm_umb_helm_c,itm_umb_helm_c_good,itm_umb_armor_b_good, itm_umb_armor_c, 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marksman_of_umbar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d_good, itm_umb_armor_c_good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a,itm_umbar_cutlass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ironflesh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marksman_of_umbar&quot;,&quot;Corsair_Master_Marksman&quot;,&quot;Corsair_Master_Marksmen&quot;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6|knows_power_draw_5|knows_ironflesh_2,bandit_face1,bandit_face2]," calcext:value-type="string">
            <text:p>["master_marksman_of_umbar","Corsair_Master_Marksman","Corsair_Master_Marksmen"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maraude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corsair_marauder&quot;,&quot;Swordsman_of_Umbar&quot;,&quot;Swordsmen_of_Umbar&quot;,tfg_armor| tfg_helm| tfg_boots|tfg_shield,0,0,fac_umbar,[itm_umb_helm_d,itm_umb_helm_d_good,itm_umb_armor_c_good, itm_umb_armor_c,itm_corsair_boots,itm_umbar_cutlass,itm_umbar_rapier,itm_umb_shield_b,itm_umb_shield_d,],attr_evil_tier_3,wp_tier_3,knows_common|knows_athletics_3|knows_shield_2|knows_power_strike_2,bandit_face1,bandit_face2]," calcext:value-type="string">
            <text:p>["corsair_marauder","Swordsman_of_Umbar","Swordsmen_of_Umbar",tfg_armor| tfg_helm| tfg_boots|tfg_shield,0,0,fac_umbar,[itm_umb_helm_d,itm_umb_helm_d_good,itm_umb_armor_c_good, itm_umb_armor_c,itm_corsair_boots,itm_umbar_cutlass,itm_umbar_rapier,itm_umb_shield_b,itm_umb_shield_d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marau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corsair_veteran_marauder&quot;,&quot;Veteran_Swordsman_of_Umbar&quot;,&quot;Veteran_Swordsmen_of_Umbar&quot;,tfg_armor| tfg_helm| tfg_boots|tfg_shield,0,0,fac_umbar,[itm_umb_helm_d,itm_umb_helm_d_good,itm_umb_armor_e, itm_umb_armor_e_good,itm_corsair_boots,itm_umbar_cutlass,itm_umbar_rapier,itm_umb_shield_b,itm_umb_shield_d,],attr_evil_tier_4,wp_tier_4,knows_common|knows_athletics_4|knows_shield_2|knows_power_throw_1|knows_power_strike_3,bandit_face1,bandit_face2]," calcext:value-type="string">
            <text:p>["corsair_veteran_marauder","Veteran_Swordsman_of_Umbar","Veteran_Swordsmen_of_Umbar",tfg_armor| tfg_helm| tfg_boots|tfg_shield,0,0,fac_umbar,[itm_umb_helm_d,itm_umb_helm_d_good,itm_umb_armor_e, itm_umb_armor_e_good,itm_corsair_boots,itm_umbar_cutlass,itm_umbar_rapier,itm_umb_shield_b,itm_umb_shield_d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elite_maraude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f, itm_umb_armor_f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2|knows_power_throw_2|knows_power_strike_6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corsair_elite_marauder&quot;,&quot;Corsair_Swordmaster&quot;,&quot;Corsair_Swordmasters&quot;,tfg_gloves| tfg_armor| tfg_helm| tfg_horse| tfg_boots|tfg_shield,0,0,fac_umbar,[itm_umb_helm_e,itm_umb_helm_f,itm_umb_armor_f, itm_umb_armor_f_good,itm_leather_gloves,itm_corsair_boots,itm_kraken,itm_umb_shield_c,],attr_evil_tier_5,wp_tier_5,knows_common|knows_athletics_6|knows_shield_2|knows_power_throw_2|knows_power_strike_6|knows_ironflesh_3,bandit_face1,bandit_face2]," calcext:value-type="string">
            <text:p>["corsair_elite_marauder","Corsair_Swordmaster","Corsair_Swordmasters",tfg_gloves| tfg_armor| tfg_helm| tfg_horse| tfg_boots|tfg_shield,0,0,fac_umbar,[itm_umb_helm_e,itm_umb_helm_f,itm_umb_armor_f, itm_umb_armor_f_good,itm_leather_gloves,itm_corsair_boots,itm_kraken,itm_umb_shield_c,],attr_evil_tier_5,wp_tier_5,knows_common|knows_athletics_6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_good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5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_good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5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master_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pikeman_of_umbar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pikeman_of_umbar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pikeman_of_umba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veteran_pikeman_of_umba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veteran_pikeman_of_umba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_master_of_umba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f, itm_umb_armor_f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2|knows_power_strike_6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pike_master_of_umbar&quot;,&quot;Corsair_Swordmaster&quot;,&quot;Corsair_Swordmasters&quot;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" calcext:value-type="string">
            <text:p>["pike_master_of_umbar","Corsair_Swordmaster","Corsair_Swordmasters"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throw_1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throw_2|knows_power_strike_3</text:p>
          </table:table-cell>
          <table:table-cell table:style-name="ce30" office:value-type="string" calcext:value-type="string">
            <text:p>orc_face2</text:p>
          </table:table-cell>
          <table:table-cell table:style-name="ce30" office:value-type="string" calcext:value-type="string">
            <text:p>orc_face3</text:p>
          </table:table-cell>
          <table:table-cell table:style-name="ce32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throw_2|knows_power_strike_4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5</text:p>
          </table:table-cell>
          <table:table-cell table:style-name="ce32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throw_3|knows_power_strike_4</text:p>
          </table:table-cell>
          <table:table-cell table:style-name="ce30" office:value-type="string" calcext:value-type="string">
            <text:p>orc_face6</text:p>
          </table:table-cell>
          <table:table-cell table:style-name="ce30" office:value-type="string" calcext:value-type="string">
            <text:p>orc_face7</text:p>
          </table:table-cell>
          <table:table-cell table:style-name="ce32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6|knows_power_strike_4</text:p>
          </table:table-cell>
          <table:table-cell table:style-name="ce30" office:value-type="string" calcext:value-type="string">
            <text:p>orc_face8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7|knows_power_strike_5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4|knows_power_draw_3|knows_power_strike_2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athletics_4|knows_power_draw_4|knows_power_strike_2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6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a_good, itm_m_uruk_light_a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3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4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4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power_throw_3|knows_ironflesh_4|knows_shield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7|knows_power_strike_7|knows_power_draw_4|knows_ironflesh_7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9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Tracker_of_Guldur</text:p>
          </table:table-cell>
          <table:table-cell table:style-name="ce3" office:value-type="string" calcext:value-type="string">
            <text:p>Orc_Trackers_of_Guldu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itm_orc_simple_spear,itm_orc_axe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Guldur&quot;,&quot;Orc_Trackers_of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Guldur","Orc_Trackers_of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3|knows_power_throw_3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strike_4|knows_power_throw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5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shield_1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number-columns-repeated="2" table:style-name="ce3" office:value-type="string" calcext:value-type="string">
            <text:p>Large_Orc_Tracker_of_Guldu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two_handed_axe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Guldur&quot;,&quot;Large_Orc_Tracker_of_Guldur&quot;,tf_orc| tfg_ranged| tfg_armor| tfg_boots| tf_no_capture_alive,0,0,fac_mordo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Guldur","Large_Orc_Tracker_of_Guldur",tf_orc| tfg_ranged| tfg_armor| tfg_boots| tf_no_capture_alive,0,0,fac_mordo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Guldur</text:p>
          </table:table-cell>
          <table:table-cell table:style-name="ce3" office:value-type="string" calcext:value-type="string">
            <text:p>Fell_Orc_Trackers_of_Guldu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orc_two_handed_ax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riding_1|knows_athletics_6|knows_power_draw_5|knows_power_strike_3|knows_ironflesh_2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Guldur&quot;,&quot;Fell_Orc_Trackers_of_Guldur&quot;,tf_orc| tfg_ranged| tfg_helm| tfg_armor| tfg_boots| tf_no_capture_alive,0,0,fac_mordo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" calcext:value-type="string">
            <text:p>["fell_orc_tracker_of_mordor","Fell_Orc_Tracker_of_Guldur","Fell_Orc_Trackers_of_Guldur",tf_orc| tfg_ranged| tfg_helm| tfg_armor| tfg_boots| tf_no_capture_alive,0,0,fac_mordo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, itm_orc_coif_good, itm_orc_buckethelm_bad, 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9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7" office:value-type="string" calcext:value-type="string">
            <text:p>str_9| agi_8| int_4| cha_4|level(17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7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25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_old,</text:p>
          </table:table-cell>
          <table:table-cell table:style-name="ce15" office:value-type="string" calcext:value-type="string">
            <text:p>itm_orc_javelin,itm_orc_javelin,itm_moria_orc_shield_b,itm_moria_orc_shield_c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6|knows_power_throw_5|knows_ironflesh_7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ibal_orc_chief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(itm_moria_armor_e, imod_sturdy),(itm_moria_armor_e, imod_reinforced),(itm_moria_armor_e, imod_lordly)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6|knows_power_strike_4|knows_ironflesh_10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6|knows_power_strike_4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6|knows_power_strike_4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2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5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throwing_arrow, <text:s text:c="2"/>itm_orc_throwing_axes,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|knows_shield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throwing_arrow,   itm_orc_throwing_axes,itm_orc_shield_b,itm_orc_shield_c,],str_11| agi_9| int_4| cha_4|level(25),wp_orc_tier_4,knows_athletics_8|knows_power_throw_6|knows_power_strike_5|knows_ironflesh_4|knows_shield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throwing_arrow, <text:s text:c="2"/>itm_orc_throwing_axes,itm_orc_shield_b,itm_orc_shield_c,],str_11| agi_9| int_4| cha_4|level(25),wp_orc_tier_4,knows_athletics_8|knows_power_throw_6|knows_power_strike_5|knows_ironflesh_4|knows_shield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str_11| agi_9| int_4| cha_4|level(25)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4|knows_power_throw_2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1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str_9| agi_8| int_4| cha_4|level(18)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itm_warg_reward,</text:p>
          </table:table-cell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attr_orc_tier_5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4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5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9|knows_shield_2|knows_power_strike_6|knows_power_throw_8|knows_ironflesh_7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.00.0000</text:date>, <text:time style:data-style-name="N2" text:time-value="17:29:19.09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11-05T18:36:35.531000000</dc:date>
    <meta:editing-duration>P1DT5H54M1S</meta:editing-duration>
    <meta:editing-cycles>138</meta:editing-cycles>
    <meta:document-statistic meta:table-count="2" meta:cell-count="6656" meta:object-count="0"/>
  </office:meta>
</office:document-meta>
</file>